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loext:graphic-properties draw:fill="solid" draw:fill-color="#a0a0a0"/>
      <style:paragraph-properties fo:text-align="center"/>
    </style:style>
    <style:style style:name="P3" style:family="paragraph" style:parent-style-name="Standard">
      <style:paragraph-properties>
        <style:tab-stops>
          <style:tab-stop style:position="15.921cm" style:type="right"/>
        </style:tab-stops>
      </style:paragraph-properties>
      <style:text-properties officeooo:paragraph-rsid="000a1b26"/>
    </style:style>
    <style:style style:name="P4" style:family="paragraph" style:parent-style-name="Standard">
      <style:text-properties style:font-name="Times New Roman" fo:font-size="14pt" officeooo:paragraph-rsid="000a1b26" style:font-size-asian="14pt" style:font-name-complex="Times New Roman1" style:font-size-complex="14pt"/>
    </style:style>
    <style:style style:name="P5"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6" style:family="paragraph" style:parent-style-name="Standard">
      <style:text-properties style:font-name="Times New Roman" fo:font-size="14pt" style:font-size-asian="14pt" style:font-name-complex="Times New Roman1" style:font-size-complex="14pt"/>
    </style:style>
    <style:style style:name="T1" style:family="text">
      <style:text-properties style:font-name="Times New Roman" fo:font-size="18pt" fo:font-weight="bold" style:font-size-asian="18pt" style:font-weight-asian="bold" style:font-name-complex="Times New Roman1" style:font-size-complex="18pt" style:font-weight-complex="bold"/>
    </style:style>
    <style:style style:name="T2" style:family="text">
      <style:text-properties style:font-name="Times New Roman" fo:font-size="18pt" fo:font-weight="bold" officeooo:rsid="000a1b26" style:font-size-asian="18pt" style:font-weight-asian="bold" style:font-name-complex="Times New Roman1" style:font-size-complex="18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4pt" officeooo:rsid="000a1b26" style:font-size-asian="14pt" style:font-name-complex="Times New Roman1" style:font-size-complex="14pt"/>
    </style:style>
    <style:style style:name="T6" style:family="text">
      <style:text-properties style:font-name="Times New Roman" fo:font-size="14pt" officeooo:rsid="000ac9a7" style:font-size-asian="14pt" style:font-name-complex="Times New Roman1" style:font-size-complex="14pt"/>
    </style:style>
    <style:style style:name="T7" style:family="text">
      <style:text-properties officeooo:rsid="000a1b26"/>
    </style:style>
    <style:style style:name="T8" style:family="text">
      <style:text-properties style:font-name="Times New Roman" fo:font-size="14pt" officeooo:rsid="000acbe5" style:font-size-asian="14pt" style:font-name-complex="Times New Roman1" style:font-size-complex="14pt"/>
    </style:style>
    <style:style style:name="gr1" style:family="graphic">
      <style:graphic-properties draw:stroke="none" svg:stroke-width="0cm" draw:fill="solid" draw:fill-color="#a0a0a0" draw:textarea-horizontal-align="center" draw:textarea-vertical-align="top" draw:auto-grow-height="false" fo:wrap-option="wrap"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roject Documentation</text:span><text:span text:style-name="T1"/></text:p>
      <text:p text:style-name="P1" loext:marker-style-name="T1"><text:span text:style-name="T2">LibSpace</text:span><text:span text:style-name="T1"> – Your Smart Expense Manager</text:span></text:p>
      <text:p text:style-name="P1" loext:marker-style-name="T3"><draw:rect text:anchor-type="as-char" style:rel-width="100%" draw:z-index="0" draw:style-name="gr1" draw:text-style-name="P2" svg:width="15.922cm" svg:height="0.054cm"><text:p/></draw:rect></text:p>
      <text:p text:style-name="Standard" loext:marker-style-name="T4"><text:span text:style-name="T4">1. Introduction:</text:span><text:span text:style-name="T4"/></text:p>
      <text:p text:style-name="Standard" loext:marker-style-name="T3"><text:span text:style-name="T4">Project Title:</text:span><text:span text:style-name="T3"> </text:span><text:span text:style-name="T5">LibSpace</text:span></text:p>
      <text:p text:style-name="Standard" loext:marker-style-name="T3"><text:span text:style-name="T4">Team ID:</text:span><text:span text:style-name="T3"> [SWTID-2026-</text:span><text:span text:style-name="T6">4199</text:span><text:span text:style-name="T3">].</text:span></text:p>
      <text:p text:style-name="Standard" loext:marker-style-name="T3"><text:span text:style-name="T4">Team Leader:</text:span><text:span text:style-name="T3"> </text:span><text:span text:style-name="T5">[RUBINI.L. &amp; rubini3011@gmail.com].</text:span></text:p>
      <text:p text:style-name="Standard" loext:marker-style-name="T3"><text:span text:style-name="T4">Team Members:</text:span><text:span text:style-name="T4"/></text:p>
      <text:p text:style-name="P3" loext:marker-style-name="T3"><text:span text:style-name="T3">[</text:span><text:span text:style-name="T5">SARANYA.S. &amp; saranyasakthivel0207@gmail.com].</text:span><text:span text:style-name="T3"><text:tab/></text:span></text:p>
      <text:p text:style-name="P4" loext:marker-style-name="T3">[<text:span text:style-name="T7">SARULATHA.M. &amp; sarulathsarulatha84@gmail.com</text:span>].</text:p>
      <text:p text:style-name="Standard" loext:marker-style-name="T3"><text:span text:style-name="T3">[</text:span><text:span text:style-name="T5">SAVITHA.R. &amp; </text:span><text:span text:style-name="T6">ranjiniranjini9626786690@gmail.com</text:span><text:span text:style-name="T3">].</text:span></text:p>
      <text:p text:style-name="Standard" loext:marker-style-name="T3"><draw:rect text:anchor-type="as-char" style:rel-width="100%" draw:z-index="1" draw:style-name="gr1" draw:text-style-name="P2" svg:width="15.922cm" svg:height="0.054cm"><text:p/></draw:rect></text:p>
      <text:p text:style-name="Standard" loext:marker-style-name="T4"><text:span text:style-name="T4">2. Project Overview:</text:span><text:span text:style-name="T4"/></text:p>
      <text:p text:style-name="Standard" loext:marker-style-name="T4"><text:span text:style-name="T4">Purpose:</text:span><text:span text:style-name="T4"/></text:p>
      <text:p text:style-name="Standard" loext:marker-style-name="T3"><text:span text:style-name="T3"><text:s text:c="12"/></text:span><text:span text:style-name="T6">The Libspace project is designed to create a digital library space where users can store, organize, and access books or study materials easily. Its purpose is to improve learning by providing quick and convenient access to educational resources online.</text:span></text:p>
      <text:p text:style-name="Standard" loext:marker-style-name="T4"><text:span text:style-name="T4">Features:</text:span><text:span text:style-name="T4"/></text:p>
      <text:p text:style-name="Standard" loext:marker-style-name="T3"><text:span text:style-name="T3">User Registration and Login<text:line-break/>Secure JWT Authentication<text:line-break/>Add Income and Expense Transactions<text:line-break/>View Transaction History<text:line-break/>Update Transaction Details<text:line-break/>Delete Transactions<text:line-break/>Secure Password Hashing<text:line-break/>RESTful API Structure</text:span><text:span text:style-name="T3"/></text:p>
      <text:p text:style-name="Standard" loext:marker-style-name="T3"><draw:rect text:anchor-type="as-char" style:rel-width="100%" draw:z-index="2" draw:style-name="gr1" draw:text-style-name="P2" svg:width="15.922cm" svg:height="0.054cm"><text:p/></draw:rect></text:p>
      <text:p text:style-name="Standard" loext:marker-style-name="T4"><text:span text:style-name="T4">3. Architecture:</text:span><text:span text:style-name="T4"/></text:p>
      <text:p text:style-name="Standard" loext:marker-style-name="T3"><text:soft-page-break/><text:span text:style-name="T4">Backend:</text:span><text:span text:style-name="T3"> Node.js with Express.js for server logic and API development</text:span></text:p>
      <text:p text:style-name="Standard" loext:marker-style-name="T3"><text:span text:style-name="T4">Database:</text:span><text:span text:style-name="T3"> MongoDB for storing user and transaction data</text:span></text:p>
      <text:p text:style-name="Standard" loext:marker-style-name="T3"><text:span text:style-name="T4">Authentication:</text:span><text:span text:style-name="T3"> JSON Web Token (JWT) for secure login and access control</text:span></text:p>
      <text:p text:style-name="Standard" loext:marker-style-name="T3"><text:span text:style-name="T4">Security:</text:span><text:span text:style-name="T3"> bcrypt for password encryption</text:span></text:p>
      <text:p text:style-name="Standard" loext:marker-style-name="T3"><text:span text:style-name="T4">API Testing:</text:span><text:span text:style-name="T3"> Postman</text:span></text:p>
      <text:p text:style-name="Standard" loext:marker-style-name="T3"><draw:rect text:anchor-type="as-char" style:rel-width="100%" draw:z-index="3" draw:style-name="gr1" draw:text-style-name="P2" svg:width="15.922cm" svg:height="0.054cm"><text:p/></draw:rect></text:p>
      <text:p text:style-name="Standard" loext:marker-style-name="T4"><text:span text:style-name="T4">4. Setup Instructions:</text:span><text:span text:style-name="T4"/></text:p>
      <text:p text:style-name="Standard" loext:marker-style-name="T4"><text:span text:style-name="T4">Prerequisites:</text:span><text:span text:style-name="T4"/></text:p>
      <text:p text:style-name="Standard" loext:marker-style-name="T3"><text:span text:style-name="T3">Node.js<text:line-break/>MongoDB<text:line-break/>Git<text:line-break/>Express.js<text:line-break/>Visual Studio Code<text:line-break/>Postman (for API testing)</text:span><text:span text:style-name="T3"/></text:p>
      <text:p text:style-name="Standard" loext:marker-style-name="T3"><draw:rect text:anchor-type="as-char" style:rel-width="100%" draw:z-index="4" draw:style-name="gr1" draw:text-style-name="P2" svg:width="15.922cm" svg:height="0.054cm"><text:p/></draw:rect></text:p>
      <text:p text:style-name="Standard" loext:marker-style-name="T4"><text:span text:style-name="T4">Installation Steps:</text:span><text:span text:style-name="T4"/></text:p>
      <text:p text:style-name="Standard" loext:marker-style-name="T3"><text:span text:style-name="T3">Clone the repository</text:span><text:span text:style-name="T3"/></text:p>
      <text:p text:style-name="Standard" loext:marker-style-name="T3"><text:span text:style-name="T3">git clone &lt;repository-link&gt;</text:span><text:span text:style-name="T3"/></text:p>
      <text:p text:style-name="Standard" loext:marker-style-name="T3"><text:span text:style-name="T3">Navigate to project folder</text:span><text:span text:style-name="T3"/></text:p>
      <text:p text:style-name="Standard" loext:marker-style-name="T3"><text:span text:style-name="T3">cd </text:span><text:span text:style-name="T6">LibSpace</text:span></text:p>
      <text:p text:style-name="Standard" loext:marker-style-name="T3"><text:span text:style-name="T3">Install dependencies</text:span><text:span text:style-name="T3"/></text:p>
      <text:p text:style-name="Standard" loext:marker-style-name="T3"><text:span text:style-name="T3">npm install</text:span><text:span text:style-name="T3"/></text:p>
      <text:p text:style-name="Standard" loext:marker-style-name="T3"><text:span text:style-name="T3">Create a .env file and add:</text:span><text:span text:style-name="T3"/></text:p>
      <text:p text:style-name="Standard" loext:marker-style-name="T3"><text:span text:style-name="T3">PORT=5000</text:span><text:span text:style-name="T3"/></text:p>
      <text:p text:style-name="Standard" loext:marker-style-name="T3"><text:span text:style-name="T3">MONGO_URI=your_mongodb_connection</text:span><text:span text:style-name="T3"/></text:p>
      <text:p text:style-name="Standard" loext:marker-style-name="T3"><text:span text:style-name="T3">JWT_SECRET=your_secret_key</text:span><text:span text:style-name="T3"/></text:p>
      <text:p text:style-name="Standard" loext:marker-style-name="T3"><text:span text:style-name="T3">Start the server</text:span><text:span text:style-name="T3"/></text:p>
      <text:p text:style-name="Standard" loext:marker-style-name="T3"><text:span text:style-name="T3">npm start</text:span><text:span text:style-name="T3"/></text:p>
      <text:p text:style-name="Standard" loext:marker-style-name="T3"><text:soft-page-break/><draw:rect text:anchor-type="as-char" style:rel-width="100%" draw:z-index="5" draw:style-name="gr1" draw:text-style-name="P2" svg:width="15.922cm" svg:height="0.054cm"><text:p/></draw:rect></text:p>
      <text:p text:style-name="P5" loext:marker-style-name="T4"/>
      <text:p text:style-name="Standard" loext:marker-style-name="T4"><text:span text:style-name="T4">5. Folder Structure:</text:span><text:span text:style-name="T4"/></text:p>
      <text:p text:style-name="Standard" loext:marker-style-name="T3"><text:span text:style-name="T6">LibSpace</text:span><text:span text:style-name="T3">/</text:span></text:p>
      <text:p text:style-name="P6" loext:marker-style-name="T3"/>
      <text:p text:style-name="Standard" loext:marker-style-name="T3"><text:span text:style-name="T3">|-- config/</text:span><text:span text:style-name="T3"/></text:p>
      <text:p text:style-name="Standard" loext:marker-style-name="T3"><text:span text:style-name="T3">| <text:s text:c="2"/>|-- db.js <text:s text:c="13"/># MongoDB connection</text:span><text:span text:style-name="T3"/></text:p>
      <text:p text:style-name="P6" loext:marker-style-name="T3"/>
      <text:p text:style-name="Standard" loext:marker-style-name="T3"><text:span text:style-name="T3">|-- controllers/</text:span><text:span text:style-name="T3"/></text:p>
      <text:p text:style-name="Standard" loext:marker-style-name="T3"><text:span text:style-name="T3">| <text:s text:c="2"/>|-- authController.js</text:span><text:span text:style-name="T3"/></text:p>
      <text:p text:style-name="Standard" loext:marker-style-name="T3"><text:span text:style-name="T3">| <text:s text:c="2"/>|-- transactionController.js</text:span><text:span text:style-name="T3"/></text:p>
      <text:p text:style-name="P6" loext:marker-style-name="T3"/>
      <text:p text:style-name="Standard" loext:marker-style-name="T3"><text:span text:style-name="T3">|-- middleware/</text:span><text:span text:style-name="T3"/></text:p>
      <text:p text:style-name="Standard" loext:marker-style-name="T3"><text:span text:style-name="T3">| <text:s text:c="2"/>|-- authMiddleware.js</text:span><text:span text:style-name="T3"/></text:p>
      <text:p text:style-name="P6" loext:marker-style-name="T3"/>
      <text:p text:style-name="Standard" loext:marker-style-name="T3"><text:span text:style-name="T3">|-- models/</text:span><text:span text:style-name="T3"/></text:p>
      <text:p text:style-name="Standard" loext:marker-style-name="T3"><text:span text:style-name="T3">| <text:s text:c="2"/>|-- User.js</text:span><text:span text:style-name="T3"/></text:p>
      <text:p text:style-name="Standard" loext:marker-style-name="T3"><text:span text:style-name="T3">| <text:s text:c="2"/>|-- Transaction.js</text:span><text:span text:style-name="T3"/></text:p>
      <text:p text:style-name="P6" loext:marker-style-name="T3"/>
      <text:p text:style-name="Standard" loext:marker-style-name="T3"><text:span text:style-name="T3">|-- routes/</text:span><text:span text:style-name="T3"/></text:p>
      <text:p text:style-name="Standard" loext:marker-style-name="T3"><text:span text:style-name="T3">| <text:s text:c="2"/>|-- authRoutes.js</text:span><text:span text:style-name="T3"/></text:p>
      <text:p text:style-name="Standard" loext:marker-style-name="T3"><text:span text:style-name="T3">| <text:s text:c="2"/>|-- transactionRoutes.js</text:span><text:span text:style-name="T3"/></text:p>
      <text:p text:style-name="P6" loext:marker-style-name="T3"/>
      <text:p text:style-name="Standard" loext:marker-style-name="T3"><text:span text:style-name="T3">|-- server.js</text:span><text:span text:style-name="T3"/></text:p>
      <text:p text:style-name="Standard" loext:marker-style-name="T3"><text:span text:style-name="T3">|-- package.json</text:span><text:span text:style-name="T3"/></text:p>
      <text:p text:style-name="Standard" loext:marker-style-name="T3"><text:span text:style-name="T3">|-- .env</text:span><text:span text:style-name="T3"/></text:p>
      <text:p text:style-name="Standard" loext:marker-style-name="T3"><text:soft-page-break/><draw:rect text:anchor-type="as-char" style:rel-width="100%" draw:z-index="6" draw:style-name="gr1" draw:text-style-name="P2" svg:width="15.922cm" svg:height="0.054cm"><text:p/></draw:rect></text:p>
      <text:p text:style-name="Standard" loext:marker-style-name="T4"><text:span text:style-name="T4">6. Running the Application:</text:span><text:span text:style-name="T4"/></text:p>
      <text:p text:style-name="Standard" loext:marker-style-name="T3"><text:span text:style-name="T3">Start the server</text:span><text:span text:style-name="T3"/></text:p>
      <text:p text:style-name="Standard" loext:marker-style-name="T3"><text:span text:style-name="T3">npm start</text:span><text:span text:style-name="T3"/></text:p>
      <text:p text:style-name="Standard" loext:marker-style-name="T3"><text:span text:style-name="T3">Server will run at:</text:span><text:span text:style-name="T3"/></text:p>
      <text:p text:style-name="Standard" loext:marker-style-name="T3"><text:span text:style-name="T3">http://localhost:5000</text:span><text:span text:style-name="T3"/></text:p>
      <text:p text:style-name="Standard" loext:marker-style-name="T3"><text:span text:style-name="T3">Use </text:span><text:span text:style-name="T4">Postman</text:span><text:span text:style-name="T3"> to test API endpoints.</text:span></text:p>
      <text:p text:style-name="Standard" loext:marker-style-name="T3"><draw:rect text:anchor-type="as-char" style:rel-width="100%" draw:z-index="7" draw:style-name="gr1" draw:text-style-name="P2" svg:width="15.922cm" svg:height="0.054cm"><text:p/></draw:rect></text:p>
      <text:p text:style-name="Standard" loext:marker-style-name="T4"><text:span text:style-name="T4">7. API Documentation:</text:span><text:span text:style-name="T4"/></text:p>
      <text:p text:style-name="Standard" loext:marker-style-name="T4"><text:span text:style-name="T4">User Authentication:</text:span><text:span text:style-name="T4"/></text:p>
      <text:p text:style-name="Standard" loext:marker-style-name="T3"><text:span text:style-name="T3">Register User</text:span><text:span text:style-name="T3"/></text:p>
      <text:p text:style-name="Standard" loext:marker-style-name="T3"><text:span text:style-name="T3">POST /api/auth/register</text:span><text:span text:style-name="T3"/></text:p>
      <text:p text:style-name="Standard" loext:marker-style-name="T3"><text:span text:style-name="T3">Login User</text:span><text:span text:style-name="T3"/></text:p>
      <text:p text:style-name="Standard" loext:marker-style-name="T3"><text:span text:style-name="T3">POST /api/auth/login</text:span><text:span text:style-name="T3"/></text:p>
      <text:p text:style-name="Standard" loext:marker-style-name="T3"><draw:rect text:anchor-type="as-char" style:rel-width="100%" draw:z-index="8" draw:style-name="gr1" draw:text-style-name="P2" svg:width="15.922cm" svg:height="0.054cm"><text:p/></draw:rect></text:p>
      <text:p text:style-name="Standard" loext:marker-style-name="T4"><text:span text:style-name="T4">Transaction Management:</text:span><text:span text:style-name="T4"/></text:p>
      <text:p text:style-name="Standard" loext:marker-style-name="T3"><text:span text:style-name="T3">Add Transaction</text:span><text:span text:style-name="T3"/></text:p>
      <text:p text:style-name="Standard" loext:marker-style-name="T3"><text:span text:style-name="T3">POST /api/transactions</text:span><text:span text:style-name="T3"/></text:p>
      <text:p text:style-name="Standard" loext:marker-style-name="T3"><text:span text:style-name="T3">Get All Transactions</text:span><text:span text:style-name="T3"/></text:p>
      <text:p text:style-name="Standard" loext:marker-style-name="T3"><text:span text:style-name="T3">GET /api/transactions</text:span><text:span text:style-name="T3"/></text:p>
      <text:p text:style-name="Standard" loext:marker-style-name="T3"><text:span text:style-name="T3">Update Transaction</text:span><text:span text:style-name="T3"/></text:p>
      <text:p text:style-name="Standard" loext:marker-style-name="T3"><text:span text:style-name="T3">PUT /api/transactions/:id</text:span><text:span text:style-name="T3"/></text:p>
      <text:p text:style-name="Standard" loext:marker-style-name="T3"><text:span text:style-name="T3">Delete Transaction</text:span><text:span text:style-name="T3"/></text:p>
      <text:p text:style-name="Standard" loext:marker-style-name="T3"><text:span text:style-name="T3">DELETE /api/transactions/:id</text:span><text:span text:style-name="T3"/></text:p>
      <text:p text:style-name="Standard" loext:marker-style-name="T3"><draw:rect text:anchor-type="as-char" style:rel-width="100%" draw:z-index="9" draw:style-name="gr1" draw:text-style-name="P2" svg:width="15.922cm" svg:height="0.054cm"><text:p/></draw:rect></text:p>
      <text:p text:style-name="P5" loext:marker-style-name="T4">8. Authentication:</text:p>
      <text:p text:style-name="P5" loext:marker-style-name="T4"><text:soft-page-break/></text:p>
      <text:p text:style-name="Standard" loext:marker-style-name="T3"><text:span text:style-name="T3"><text:s/></text:span><text:span text:style-name="T8">Libspace uses </text:span><text:span text:style-name="T4">JWT-based authentication</text:span><text:span text:style-name="T3">.</text:span></text:p>
      <text:p text:style-name="Standard" loext:marker-style-name="T3"><text:span text:style-name="T3">After login, the server generates a </text:span><text:span text:style-name="T4">JSON Web Token</text:span><text:span text:style-name="T3"> which must be included in the request header for protected routes.</text:span></text:p>
      <text:p text:style-name="Standard" loext:marker-style-name="T4"><text:span text:style-name="T4">Example:</text:span><text:span text:style-name="T4"/></text:p>
      <text:p text:style-name="Standard" loext:marker-style-name="T3"><text:span text:style-name="T4">Authorization:</text:span><text:span text:style-name="T3"> Bearer &lt;token&gt;</text:span></text:p>
      <text:p text:style-name="Standard" loext:marker-style-name="T3"><text:span text:style-name="T3">Middleware verifies the token before granting access.</text:span><text:span text:style-name="T3"/></text:p>
      <text:p text:style-name="Standard" loext:marker-style-name="T3"><draw:rect text:anchor-type="as-char" style:rel-width="100%" draw:z-index="10" draw:style-name="gr1" draw:text-style-name="P2" svg:width="15.922cm" svg:height="0.054cm"><text:p/></draw:rect></text:p>
      <text:p text:style-name="Standard" loext:marker-style-name="T4"><text:span text:style-name="T4">9. User Interface:</text:span><text:span text:style-name="T4"/></text:p>
      <text:p text:style-name="Standard" loext:marker-style-name="T3"><text:span text:style-name="T3">Currently the system provides a </text:span><text:span text:style-name="T4">backend API interface</text:span><text:span text:style-name="T3">.</text:span></text:p>
      <text:p text:style-name="Standard" loext:marker-style-name="T4"><text:span text:style-name="T4">Users interact with the system through:</text:span><text:span text:style-name="T4"/></text:p>
      <text:p text:style-name="Standard" loext:marker-style-name="T3"><text:span text:style-name="T3">Postman API testing tool.<text:line-break/>Future frontend integration (React / Mobile App).</text:span><text:span text:style-name="T3"/></text:p>
      <text:p text:style-name="Standard" loext:marker-style-name="T3"><draw:rect text:anchor-type="as-char" style:rel-width="100%" draw:z-index="11" draw:style-name="gr1" draw:text-style-name="P2" svg:width="15.922cm" svg:height="0.054cm"><text:p/></draw:rect></text:p>
      <text:p text:style-name="Standard" loext:marker-style-name="T4"><text:span text:style-name="T4">10. Testing:</text:span><text:span text:style-name="T4"/></text:p>
      <text:p text:style-name="Standard" loext:marker-style-name="T4"><text:span text:style-name="T4">Methods:</text:span><text:span text:style-name="T4"/></text:p>
      <text:p text:style-name="Standard" loext:marker-style-name="T3"><text:span text:style-name="T3">Manual testing during development.</text:span><text:span text:style-name="T3"/></text:p>
      <text:p text:style-name="Standard" loext:marker-style-name="T4"><text:span text:style-name="T4">Tools:</text:span><text:span text:style-name="T4"/></text:p>
      <text:p text:style-name="Standard" loext:marker-style-name="T3"><text:span text:style-name="T3">Postman<text:line-break/>Chrome DevTools<text:line-break/>MongoDB Compass</text:span><text:span text:style-name="T3"/></text:p>
      <text:p text:style-name="Standard" loext:marker-style-name="T4"><text:span text:style-name="T4">Test cases include:</text:span><text:span text:style-name="T4"/></text:p>
      <text:p text:style-name="Standard" loext:marker-style-name="T3"><text:span text:style-name="T3">User registration<text:line-break/>User login<text:line-break/>Adding transactions<text:line-break/>Updating transactions<text:line-break/>Deleting transactions</text:span><text:span text:style-name="T3"/></text:p>
      <text:p text:style-name="Standard" loext:marker-style-name="T3"><draw:rect text:anchor-type="as-char" style:rel-width="100%" draw:z-index="12" draw:style-name="gr1" draw:text-style-name="P2" svg:width="15.922cm" svg:height="0.054cm"><text:p/></draw:rect></text:p>
      <text:p text:style-name="Standard" loext:marker-style-name="T4"><text:span text:style-name="T4">11. Demo Link:</text:span><text:span text:style-name="T4"/></text:p>
      <text:p text:style-name="Standard" loext:marker-style-name="T3"><text:soft-page-break/><text:span text:style-name="T3">Add your demo video link here.</text:span><text:span text:style-name="T3"/></text:p>
      <text:p text:style-name="Standard" loext:marker-style-name="T4"><text:span text:style-name="T4">Drive link: </text:span><text:span text:style-name="Internet_20_link"><text:span text:style-name="T4">https://drive.google.com/file/d/1NmmfBgMMNABoU90_gKDU7wg0FdXvSyFg/view?usp=sharing</text:span></text:span></text:p>
      <text:p text:style-name="Standard" loext:marker-style-name="T3"><draw:rect text:anchor-type="as-char" style:rel-width="100%" draw:z-index="13" draw:style-name="gr1" draw:text-style-name="P2" svg:width="15.922cm" svg:height="0.054cm"><text:p/></draw:rect></text:p>
      <text:p text:style-name="Standard" loext:marker-style-name="T4"><text:span text:style-name="T4">12. Known Issues:</text:span><text:span text:style-name="T4"/></text:p>
      <text:p text:style-name="Standard" loext:marker-style-name="T3"><text:span text:style-name="T3">No frontend interface currently available.</text:span><text:span text:style-name="T3"/></text:p>
      <text:p text:style-name="Standard" loext:marker-style-name="T3"><text:span text:style-name="T3">Limited analytics and reporting features.</text:span><text:span text:style-name="T3"/></text:p>
      <text:p text:style-name="Standard" loext:marker-style-name="T3"><draw:rect text:anchor-type="as-char" style:rel-width="100%" draw:z-index="14" draw:style-name="gr1" draw:text-style-name="P2" svg:width="15.922cm" svg:height="0.054cm"><text:p/></draw:rect></text:p>
      <text:p text:style-name="Standard" loext:marker-style-name="T4"><text:span text:style-name="T4">13. Future Enhancements:</text:span><text:span text:style-name="T4"/></text:p>
      <text:p text:style-name="Standard" loext:marker-style-name="T3"><text:span text:style-name="T3">Frontend interface using React.js.</text:span><text:span text:style-name="T3"/></text:p>
      <text:p text:style-name="Standard" loext:marker-style-name="T3"><text:span text:style-name="T3">Expense charts and visual analytics.</text:span><text:span text:style-name="T3"/></text:p>
      <text:p text:style-name="Standard" loext:marker-style-name="T3"><text:span text:style-name="T3">Monthly budget tracking.</text:span><text:span text:style-name="T3"/></text:p>
      <text:p text:style-name="Standard" loext:marker-style-name="T3"><text:span text:style-name="T3">Mobile application integration.</text:span><text:span text:style-name="T3"/></text:p>
      <text:p text:style-name="P6"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IN"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2" style:display-name="ListLabel 2"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avanithaRaja NavanithaRaja</meta:initial-creator>
    <meta:editing-cycles>3</meta:editing-cycles>
    <meta:creation-date>2026-03-06T22:55:00</meta:creation-date>
    <dc:date>2026-03-09T12:57:17.274377200</dc:date>
    <meta:editing-duration>PT6M49S</meta:editing-duration>
    <meta:generator>LibreOffice/25.8.3.2$Windows_X86_64 LibreOffice_project/8ca8d55c161d602844f5428fa4b58097424e324e</meta:generator>
    <meta:document-statistic meta:table-count="0" meta:image-count="0" meta:object-count="0" meta:page-count="6" meta:paragraph-count="119" meta:word-count="420" meta:character-count="3290" meta:non-whitespace-character-count="2930"/>
    <meta:user-defined meta:name="AppVersion">16.0000</meta:user-defined>
    <meta:template xlink:type="simple" xlink:actuate="onRequest" xlink:title="Normal.dotm" xlink:href=""/>
  </office:meta>
</office:document-meta>
</file>